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200" officeooo:paragraph-rsid="001fd200"/>
    </style:style>
    <style:style style:name="P2" style:family="paragraph" style:parent-style-name="Standard">
      <style:text-properties officeooo:rsid="001fd200" officeooo:paragraph-rsid="00219eec"/>
    </style:style>
    <style:style style:name="P3" style:family="paragraph" style:parent-style-name="Standard">
      <style:text-properties officeooo:rsid="00200add" officeooo:paragraph-rsid="00200add"/>
    </style:style>
    <style:style style:name="P4" style:family="paragraph" style:parent-style-name="Standard">
      <style:text-properties officeooo:rsid="00219eec" officeooo:paragraph-rsid="00219eec"/>
    </style:style>
    <style:style style:name="P5" style:family="paragraph" style:parent-style-name="Standard">
      <style:text-properties fo:font-size="14pt" fo:font-weight="bold" officeooo:rsid="001fd200" officeooo:paragraph-rsid="001fd2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fd200" officeooo:paragraph-rsid="001fd200" style:font-weight-asian="bold" style:font-weight-complex="bold"/>
    </style:style>
    <style:style style:name="P7" style:family="paragraph" style:parent-style-name="Standard">
      <style:text-properties fo:font-weight="bold" officeooo:rsid="00200add" officeooo:paragraph-rsid="00200add" style:font-weight-asian="bold" style:font-weight-complex="bold"/>
    </style:style>
    <style:style style:name="P8" style:family="paragraph" style:parent-style-name="Standard">
      <style:text-properties fo:font-weight="normal" officeooo:rsid="001fd200" officeooo:paragraph-rsid="00219eec" style:font-weight-asian="normal" style:font-weight-complex="normal"/>
    </style:style>
    <style:style style:name="P9" style:family="paragraph" style:parent-style-name="Standard">
      <style:text-properties fo:font-weight="normal" officeooo:rsid="001fd200" officeooo:paragraph-rsid="00222a9d" style:font-weight-asian="normal" style:font-weight-complex="normal"/>
    </style:style>
    <style:style style:name="T1" style:family="text">
      <style:text-properties officeooo:rsid="00200add"/>
    </style:style>
    <style:style style:name="T2" style:family="text">
      <style:text-properties officeooo:rsid="00219eec"/>
    </style:style>
    <style:style style:name="T3" style:family="text">
      <style:text-properties style:text-underline-style="solid" style:text-underline-width="auto" style:text-underline-color="font-color" officeooo:rsid="00200add"/>
    </style:style>
    <style:style style:name="T4" style:family="text">
      <style:text-properties style:text-underline-style="solid" style:text-underline-width="auto" style:text-underline-color="font-color" officeooo:rsid="00219eec"/>
    </style:style>
    <style:style style:name="T5" style:family="text">
      <style:text-properties style:text-underline-style="solid" style:text-underline-width="auto" style:text-underline-color="font-color" officeooo:rsid="00222a9d"/>
    </style:style>
    <style:style style:name="T6" style:family="text">
      <style:text-properties style:text-underline-style="solid" style:text-underline-width="auto" style:text-underline-color="font-color" officeooo:rsid="00224c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9eec" style:font-weight-asian="bold" style:font-weight-complex="bold"/>
    </style:style>
    <style:style style:name="T9" style:family="text">
      <style:text-properties fo:font-weight="bold" officeooo:rsid="00200add" style:font-weight-asian="bold" style:font-weight-complex="bold"/>
    </style:style>
    <style:style style:name="T10" style:family="text">
      <style:text-properties style:text-underline-style="none" officeooo:rsid="00200add"/>
    </style:style>
    <style:style style:name="T11" style:family="text">
      <style:text-properties style:text-underline-style="none" officeooo:rsid="0021cbe8"/>
    </style:style>
    <style:style style:name="T12" style:family="text">
      <style:text-properties style:text-underline-style="none" officeooo:rsid="00222a9d"/>
    </style:style>
    <style:style style:name="T13" style:family="text">
      <style:text-properties style:text-underline-style="none" officeooo:rsid="00219eec"/>
    </style:style>
    <style:style style:name="T14" style:family="text">
      <style:text-properties style:text-underline-style="none" officeooo:rsid="00224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s funzionali</text:p>
      <text:p text:style-name="P1"/>
      <text:p text:style-name="P1"/>
      <text:p text:style-name="P1"/>
      <text:p text:style-name="P1"><text:span text:style-name="T9">Autenticazione</text:span><text:span text:style-name="T7">Test</text:span> :</text:p>
      <text:p text:style-name="P1"/>
      <text:p text:style-name="P1"><text:s text:c="3"/><text:span text:style-name="T3">Scenario Principale </text:span><text:span text:style-name="T1">: l’utente inserisce il suo indirizzo mail e la password corretti-→ il sistema visualizza l’interfaccia (spazio dello studente se l’attributo annoST in database !=nullo) altrimenti visualizza lo spazio del docente(annoSt=nullo).</text:span></text:p>
      <text:p text:style-name="P1"/>
      <text:p text:style-name="P1"><text:s text:c="3"/><text:span text:style-name="T4">Scenario alternativo</text:span><text:span text:style-name="T2"> : L’utente inserisce l’indirizzo mail errato → messaggio d’errore</text:span></text:p>
      <text:p text:style-name="P2"><text:s text:c="38"/><text:span text:style-name="T2">L’utente inserisce il password errato → messaggio d’errore</text:span></text:p>
      <text:p text:style-name="P2"><text:s text:c="38"/><text:span text:style-name="T2">L’utente non inserisce l’indirizzo mail/password→ messaggio d’errore</text:span></text:p>
      <text:p text:style-name="P4"/>
      <text:p text:style-name="P1"/>
      <text:p text:style-name="P1"/>
      <text:p text:style-name="P1"/>
      <text:p text:style-name="P2"><text:span text:style-name="T7">A</text:span><text:span text:style-name="T8">c</text:span><text:span text:style-name="T7">cettare/rifiutare un voto </text:span>: </text:p>
      <text:p text:style-name="P2"><text:span text:style-name="T3">Scenario Principale</text:span><text:span text:style-name="T10"> : <text:s text:c="2"/></text:span><text:span text:style-name="T2">Lo studente ha avuto un voto &gt;=18 → lo studente puo’ rifutare o <text:s text:c="17"/>accettare il voto </text:span></text:p>
      <text:p text:style-name="P2"><text:s/><text:span text:style-name="T4">Scenario alternativo :</text:span> <text:span text:style-name="T2">Lo studente ha avuto un voto &lt;18 → il voto e’ automaticamento rifutato</text:span></text:p>
      <text:p text:style-name="P2"><text:s text:c="49"/></text:p>
      <text:p text:style-name="P2"><text:s text:c="36"/><text:span text:style-name="T2">Lo studente ha gia’ rifiutato il voto → il pulsante per accettarlo non e’ disabilitato</text:span></text:p>
      <text:p text:style-name="P2"><text:s/></text:p>
      <text:p text:style-name="P1"/>
      <text:p text:style-name="P1"/>
      <text:p text:style-name="P1"/>
      <text:p text:style-name="P6">Inserire appello :</text:p>
      <text:p text:style-name="P8"><text:span text:style-name="T3">Scenario Principale </text:span><text:span text:style-name="T11">: </text:span><text:bookmark-start text:name="__DdeLink__33_209023341"/><text:span text:style-name="T12">Inserire tutti i dati dell’appello → messaggio di conferma dell’inserimento </text:span><text:bookmark-end text:name="__DdeLink__33_209023341"/></text:p>
      <text:p text:style-name="P8"><text:span text:style-name="T12"/></text:p>
      <text:p text:style-name="P9"><text:span text:style-name="T4">Scenario alternativo</text:span><text:span text:style-name="T13"> : </text:span><text:span text:style-name="T12">Dati mancanti→ inserimento dell ‘appello fallito</text:span></text:p>
      <text:p text:style-name="P7"/>
      <text:p text:style-name="P7"/>
      <text:p text:style-name="P7">Calcolare la media</text:p>
      <text:p text:style-name="P8"><text:span text:style-name="T3">Scenario Principale :</text:span><text:span text:style-name="T10"> </text:span><text:span text:style-name="T14">calcolare la media degli esami registrati e cliccare sul pulsante calocola → visualizza la media</text:span></text:p>
      <text:p text:style-name="P8"><text:span text:style-name="T4">Scenario alternativo :</text:span><text:span text:style-name="T13"> </text:span><text:span text:style-name="T14">Se non ci sono esami sostenuti → non visualizza la medi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49:32.812410133</meta:creation-date>
    <dc:date>2019-09-09T13:47:33.897290333</dc:date>
    <meta:editing-duration>PT3M48S</meta:editing-duration>
    <meta:editing-cycles>1</meta:editing-cycles>
    <meta:document-statistic meta:table-count="0" meta:image-count="0" meta:object-count="0" meta:page-count="1" meta:paragraph-count="18" meta:word-count="176" meta:character-count="1399" meta:non-whitespace-character-count="1048"/>
    <meta:generator>LibreOffice/6.0.7.3$Linux_X86_64 LibreOffice_project/00m0$Build-3</meta:generator>
  </office:meta>
</office:document-meta>
</file>